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1.395cm" style:rel-column-width="43927*"/>
    </style:style>
    <style:style style:name="Tabela1.B" style:family="table-column">
      <style:table-column-properties style:column-width="5.606cm" style:rel-column-width="21608*"/>
    </style:style>
    <style:style style:name="Tabela1.A1" style:family="table-cell">
      <style:table-cell-properties fo:padding="0.097cm" fo:border="none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1.395cm" style:rel-column-width="43927*"/>
    </style:style>
    <style:style style:name="Tabela2.B" style:family="table-column">
      <style:table-column-properties style:column-width="5.606cm" style:rel-column-width="21608*"/>
    </style:style>
    <style:style style:name="Tabela2.A1" style:family="table-cell">
      <style:table-cell-properties fo:padding="0.097cm" fo:border="none"/>
    </style:style>
    <style:style style:name="P1" style:family="paragraph" style:parent-style-name="Preformatted_20_Text">
      <style:text-properties style:font-name="Arial1"/>
    </style:style>
    <style:style style:name="P2" style:family="paragraph" style:parent-style-name="Preformatted_20_Text">
      <style:paragraph-properties fo:text-align="end" style:justify-single-word="false"/>
      <style:text-properties style:font-name="Arial1"/>
    </style:style>
    <style:style style:name="P3" style:family="paragraph" style:parent-style-name="Preformatted_20_Text">
      <style:paragraph-properties fo:text-align="end" style:justify-single-word="false"/>
      <style:text-properties style:font-name="Arial1" officeooo:paragraph-rsid="0017a20c"/>
    </style:style>
    <style:style style:name="P4" style:family="paragraph" style:parent-style-name="Preformatted_20_Text">
      <style:paragraph-properties fo:text-align="center" style:justify-single-word="false"/>
      <style:text-properties style:font-name="Arial1" fo:font-size="13pt" fo:font-weight="bold" style:font-size-asian="13pt" style:font-weight-asian="bold" style:font-size-complex="13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Arial1" officeooo:paragraph-rsid="0015d69e"/>
    </style:style>
    <style:style style:name="P6" style:family="paragraph" style:parent-style-name="Table_20_Contents">
      <style:text-properties style:font-name="Arial1" fo:font-size="10pt" style:font-name-asian="NSimSun" style:font-size-asian="10pt" style:font-name-complex="Liberation Mono" style:font-size-complex="10pt"/>
    </style:style>
    <style:style style:name="P7" style:family="paragraph" style:parent-style-name="Table_20_Contents">
      <style:text-properties style:font-name="Arial1" fo:font-size="10pt" officeooo:paragraph-rsid="0015d69e" style:font-name-asian="NSimSun" style:font-size-asian="10pt" style:font-name-complex="Liberation Mono" style:font-size-complex="10pt"/>
    </style:style>
    <style:style style:name="P8" style:family="paragraph" style:parent-style-name="Preformatted_20_Text">
      <style:text-properties style:font-name="Arial1" officeooo:paragraph-rsid="0017a20c"/>
    </style:style>
    <style:style style:name="T1" style:family="text">
      <style:text-properties officeooo:rsid="0015d69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5d69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5d69e" style:font-weight-asian="normal" style:font-weight-complex="normal"/>
    </style:style>
    <style:style style:name="T6" style:family="text">
      <style:text-properties officeooo:rsid="001924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{</text:span>MIEJSC_ZAM<text:span text:style-name="T1">}</text:span>, <text:span text:style-name="T1">{</text:span>DATA_RA<text:span text:style-name="T1">}</text:span></text:p>
      <text:p text:style-name="P1"><text:span text:style-name="T1">{</text:span>NAZWISKO<text:span text:style-name="T1">}</text:span> <text:span text:style-name="T1">{</text:span>IMIE1<text:span text:style-name="T1">}</text:span></text:p>
      <text:p text:style-name="P1"><text:span text:style-name="T1">{</text:span>ULICA<text:span text:style-name="T1">}</text:span> <text:span text:style-name="T1">{</text:span>DOM<text:span text:style-name="T1">}</text:span>/<text:span text:style-name="T1">{</text:span>LOKAL<text:span text:style-name="T1">}</text:span></text:p>
      <text:p text:style-name="P1"><text:span text:style-name="T1">{</text:span>KOD<text:span text:style-name="T1">}</text:span> <text:span text:style-name="T1">{</text:span>MIEJSC_ZAM<text:span text:style-name="T1">}</text:span></text:p>
      <text:p text:style-name="P1"><text:span text:style-name="T1">{</text:span>ZATR<text:span text:style-name="T1">}</text:span></text:p>
      <text:p text:style-name="P1"/>
      <text:p text:style-name="P1"/>
      <text:p text:style-name="P4">RACHUNEK</text:p>
      <text:p text:style-name="P1"/>
      <text:p text:style-name="P1"/>
      <text:p text:style-name="P1">Dla<text:tab/><text:span text:style-name="T1">{</text:span>FIRMA<text:span text:style-name="T1">}</text:span></text:p>
      <text:p text:style-name="P1"><text:tab/><text:span text:style-name="T1">{</text:span>UL_FIRMY<text:span text:style-name="T1">}</text:span></text:p>
      <text:p text:style-name="P1"><text:tab/><text:span text:style-name="T1">{</text:span>ADR_FIRMY<text:span text:style-name="T1">}</text:span></text:p>
      <text:p text:style-name="P1">za wykonanie</text:p>
      <text:p text:style-name="P1"><text:tab/><text:span text:style-name="T1">{</text:span>TEMAT1<text:span text:style-name="T1">}</text:span></text:p>
      <text:p text:style-name="P1"><text:tab/><text:span text:style-name="T1">{</text:span>TEMAT2<text:span text:style-name="T1">}</text:span></text:p>
      <text:p text:style-name="P1">zgodnie z zawarta umow<text:span text:style-name="T1">ą</text:span> nr <text:span text:style-name="T1">{</text:span>UMOWA<text:span text:style-name="T1">}</text:span> z dnia <text:span text:style-name="T1">{</text:span>DATA_UM<text:span text:style-name="T1">}</text:span> na kwotę <text:span text:style-name="T3">{</text:span><text:span text:style-name="T2">BRUTTO</text:span><text:span text:style-name="T3">}</text:span><text:span text:style-name="T1"> </text:span><text:span text:style-name="T6">zł</text:span></text:p>
      <text:p text:style-name="P1">słownie z<text:span text:style-name="T1">ł</text:span>.: <text:span text:style-name="T1">{</text:span>BSLOW<text:span text:style-name="T1">}</text:span></text:p>
      <text:p text:style-name="P1"/>
      <text:p text:style-name="P1"/>
      <text:p text:style-name="P1"/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/>
          </table:table-cell>
          <table:table-cell table:style-name="Tabela1.A1" office:value-type="string">
            <text:p text:style-name="P5">.........……….......…………………..</text:p>
            <text:p text:style-name="P5">podpis zleceniobiorcy</text:p>
          </table:table-cell>
        </table:table-row>
      </table:table>
      <text:p text:style-name="P1"/>
      <text:p text:style-name="P1"/>
      <text:p text:style-name="P1">Stwierdzam, <text:span text:style-name="T1">ż</text:span>e praca została wykonana według warunków w/w umowy.</text:p>
      <text:p text:style-name="P1"/>
      <text:p text:style-name="P1"/>
      <text:p text:style-name="P1"/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/>
          </table:table-cell>
          <table:table-cell table:style-name="Tabela2.A1" office:value-type="string">
            <text:p text:style-name="P5">.........……….......…………………..</text:p>
            <text:p text:style-name="P5">podpis zleceniodawcy</text:p>
            <text:p text:style-name="P5"/>
          </table:table-cell>
        </table:table-row>
        <table:table-row>
          <table:table-cell table:style-name="Tabela2.A1" office:value-type="string">
            <text:p text:style-name="P8">1.Kwota wynagrodzenia brutto:</text:p>
          </table:table-cell>
          <table:table-cell table:style-name="Tabela2.A1" office:value-type="string">
            <text:p text:style-name="P3"><text:span text:style-name="T1">{</text:span>BRUTTO<text:span text:style-name="T1">}</text:span> z<text:span text:style-name="T1">ł</text:span>.</text:p>
          </table:table-cell>
        </table:table-row>
        <table:table-row>
          <table:table-cell table:style-name="Tabela2.A1" office:value-type="string">
            <text:p text:style-name="P8">2.Kwota uzysku (<text:span text:style-name="T1">{%</text:span>KOSZT<text:span text:style-name="T1">} %</text:span>):</text:p>
          </table:table-cell>
          <table:table-cell table:style-name="Tabela2.A1" office:value-type="string">
            <text:p text:style-name="P3"><text:span text:style-name="T1">{</text:span>KOSZT<text:span text:style-name="T1">}</text:span> z<text:span text:style-name="T1">ł</text:span>.</text:p>
          </table:table-cell>
        </table:table-row>
        <table:table-row>
          <table:table-cell table:style-name="Tabela2.A1" office:value-type="string">
            <text:p text:style-name="P8">3.Kwota do opodatkowania (1-2):</text:p>
          </table:table-cell>
          <table:table-cell table:style-name="Tabela2.A1" office:value-type="string">
            <text:p text:style-name="P3"><text:span text:style-name="T1">{</text:span>DOCHOD<text:span text:style-name="T1">}</text:span> z<text:span text:style-name="T1">ł</text:span>.</text:p>
          </table:table-cell>
        </table:table-row>
        <table:table-row>
          <table:table-cell table:style-name="Tabela2.A1" office:value-type="string">
            <text:p text:style-name="P8">4.Podatek od wynagrodzenia (<text:span text:style-name="T1">{</text:span>%PODATEK<text:span text:style-name="T1">}</text:span> %).:</text:p>
          </table:table-cell>
          <table:table-cell table:style-name="Tabela2.A1" office:value-type="string">
            <text:p text:style-name="P3"><text:span text:style-name="T1">{</text:span>PODATEK<text:span text:style-name="T1">}</text:span> z<text:span text:style-name="T1">ł</text:span>.</text:p>
          </table:table-cell>
        </table:table-row>
        <table:table-row>
          <table:table-cell table:style-name="Tabela2.A1" office:value-type="string">
            <text:p text:style-name="P8">5.Potr<text:span text:style-name="T1">ą</text:span>cenia:</text:p>
          </table:table-cell>
          <table:table-cell table:style-name="Tabela2.A1" office:value-type="string">
            <text:p text:style-name="P3"><text:span text:style-name="T1">{</text:span>POTRACENIA<text:span text:style-name="T1">} zł,</text:span></text:p>
          </table:table-cell>
        </table:table-row>
        <table:table-row>
          <table:table-cell table:style-name="Tabela2.A1" office:value-type="string">
            <text:p text:style-name="P8">6.Kwota do wypłaty.(1-4-5):</text:p>
          </table:table-cell>
          <table:table-cell table:style-name="Tabela2.A1" office:value-type="string">
            <text:p text:style-name="P3"><text:span text:style-name="T3">{</text:span><text:span text:style-name="T2">NETTO</text:span><text:span text:style-name="T3">}</text:span><text:span text:style-name="T2"> </text:span><text:span text:style-name="T4">z</text:span><text:span text:style-name="T5">ł</text:span><text:span text:style-name="T4">.</text:span></text:p>
          </table:table-cell>
        </table:table-row>
      </table:table>
      <text:p text:style-name="P1">Słownie z<text:span text:style-name="T1">ł</text:span>.: <text:span text:style-name="T1">{</text:span>NSLOW<text:span text:style-name="T1">}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2-13T16:16:52.524000000</dc:date>
    <meta:editing-duration>PT12M8S</meta:editing-duration>
    <meta:editing-cycles>3</meta:editing-cycles>
    <meta:generator>LibreOffice/7.4.7.2$Windows_X86_64 LibreOffice_project/723314e595e8007d3cf785c16538505a1c878ca5</meta:generator>
    <meta:document-statistic meta:table-count="2" meta:image-count="0" meta:object-count="0" meta:page-count="1" meta:paragraph-count="32" meta:word-count="84" meta:character-count="677" meta:non-whitespace-character-count="621"/>
  </office:meta>
</office:document-meta>
</file>